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onospace" svg:font-family="monospace"/>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Abyssinica SIL" svg:font-family="'Abyssinica SIL'" style:font-pitch="variable"/>
    <style:font-face style:name="Century Schoolbook L" svg:font-family="'Century Schoolbook L'" style:font-family-generic="roman" style:font-pitch="variable"/>
    <style:font-face style:name="Liberation Serif" svg:font-family="'Liberation Serif'" style:font-family-generic="roman" style:font-pitch="variable"/>
    <style:font-face style:name="DejaVu Sans Light" svg:font-family="'DejaVu Sans Light'"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304cm" fo:margin-left="-0.095cm" table:align="left"/>
    </style:style>
    <style:style style:name="Table1.A" style:family="table-column">
      <style:table-column-properties style:column-width="17.304cm"/>
    </style:style>
    <style:style style:name="Table1.A1" style:family="table-cell">
      <style:table-cell-properties fo:padding="0.097cm" fo:border="0.05pt solid #000000"/>
    </style:style>
    <style:style style:name="Table1.A2" style:family="table-cell">
      <style:table-cell-properties fo:padding="0.097cm" fo:border-left="0.05pt solid #000000" fo:border-right="0.05pt solid #000000" fo:border-top="none" fo:border-bottom="0.05pt solid #000000"/>
    </style:style>
    <style:style style:name="Table2" style:family="table">
      <style:table-properties style:width="17.198cm" fo:margin-left="0.011cm" table:align="left"/>
    </style:style>
    <style:style style:name="Table2.A" style:family="table-column">
      <style:table-column-properties style:column-width="17.198cm"/>
    </style:style>
    <style:style style:name="Table2.A1" style:family="table-cell">
      <style:table-cell-properties fo:padding="0.097cm" fo:border="0.05pt solid #000000"/>
    </style:style>
    <style:style style:name="P1" style:family="paragraph" style:parent-style-name="Standard">
      <style:text-properties style:font-name="Abyssinica SIL" fo:font-size="10pt" officeooo:rsid="000566ad" officeooo:paragraph-rsid="000566ad" style:font-size-asian="10pt" style:font-size-complex="10pt"/>
    </style:style>
    <style:style style:name="P2" style:family="paragraph" style:parent-style-name="Standard" style:list-style-name="L1">
      <style:text-properties style:font-name="Abyssinica SIL" fo:font-size="10pt" officeooo:rsid="000566ad" officeooo:paragraph-rsid="000566ad" style:font-size-asian="10pt" style:font-size-complex="10pt"/>
    </style:style>
    <style:style style:name="P3" style:family="paragraph" style:parent-style-name="Standard">
      <style:text-properties style:font-name="Abyssinica SIL" fo:font-size="10pt" officeooo:rsid="00061c3f" officeooo:paragraph-rsid="00061c3f" style:font-size-asian="10pt" style:font-size-complex="10pt"/>
    </style:style>
    <style:style style:name="P4" style:family="paragraph" style:parent-style-name="Standard" style:list-style-name="L2">
      <style:text-properties style:font-name="Abyssinica SIL" fo:font-size="10pt" officeooo:rsid="00061c3f" officeooo:paragraph-rsid="00061c3f" style:font-size-asian="10pt" style:font-size-complex="10pt"/>
    </style:style>
    <style:style style:name="P5" style:family="paragraph" style:parent-style-name="Standard" style:list-style-name="L1">
      <style:text-properties style:font-name="Abyssinica SIL" fo:font-size="10pt" style:text-underline-style="solid" style:text-underline-width="auto" style:text-underline-color="font-color" officeooo:rsid="000566ad" officeooo:paragraph-rsid="000566ad" style:font-size-asian="10pt" style:font-size-complex="10pt"/>
    </style:style>
    <style:style style:name="P6" style:family="paragraph" style:parent-style-name="Standard">
      <style:text-properties style:font-name="Abyssinica SIL" fo:font-size="10pt" style:text-underline-style="solid" style:text-underline-width="auto" style:text-underline-color="font-color" officeooo:rsid="00061c3f" officeooo:paragraph-rsid="00061c3f" style:font-size-asian="10pt" style:font-size-complex="10pt"/>
    </style:style>
    <style:style style:name="P7" style:family="paragraph" style:parent-style-name="Preformatted_20_Text">
      <style:text-properties fo:color="#408080" style:font-name="monospace" fo:font-size="7pt" fo:font-style="italic" officeooo:rsid="000566ad" officeooo:paragraph-rsid="000566ad" fo:background-color="transparent" style:font-size-asian="7pt" style:font-size-complex="7pt" loext:padding="0cm" loext:border="none"/>
    </style:style>
    <style:style style:name="P8" style:family="paragraph" style:parent-style-name="Preformatted_20_Text">
      <style:text-properties fo:font-variant="normal" fo:text-transform="none" fo:color="#333333" style:font-name="monospace" fo:font-size="7pt" fo:letter-spacing="normal" fo:font-style="normal" fo:font-weight="normal" officeooo:paragraph-rsid="00093506" style:font-size-asian="7pt" style:font-size-complex="7pt"/>
    </style:style>
    <style:style style:name="P9" style:family="paragraph" style:parent-style-name="Preformatted_20_Text">
      <style:text-properties fo:font-variant="normal" fo:text-transform="none" fo:color="#408080" style:font-name="monospace" fo:font-size="7pt" fo:letter-spacing="normal" fo:font-style="italic" fo:font-weight="normal" style:font-size-asian="7pt" style:font-size-complex="7pt"/>
    </style:style>
    <style:style style:name="P10" style:family="paragraph" style:parent-style-name="Preformatted_20_Text">
      <style:text-properties fo:font-variant="normal" fo:text-transform="none" fo:color="#408080" style:font-name="monospace" fo:font-size="7pt" fo:letter-spacing="normal" fo:font-style="italic" fo:font-weight="normal" officeooo:paragraph-rsid="00093506" style:font-size-asian="7pt" style:font-size-complex="7pt"/>
    </style:style>
    <style:style style:name="P11" style:family="paragraph" style:parent-style-name="Preformatted_20_Text">
      <style:paragraph-properties fo:text-align="start" style:justify-single-word="false"/>
      <style:text-properties fo:font-variant="normal" fo:text-transform="none" fo:color="#408080" style:font-name="monospace" fo:font-size="7pt" fo:letter-spacing="normal" fo:font-style="italic" fo:font-weight="normal" officeooo:rsid="0007605b" officeooo:paragraph-rsid="0007605b" style:font-name-asian="Nimbus Mono L" style:font-size-asian="7pt" style:font-name-complex="Liberation Mono" style:font-size-complex="7pt"/>
    </style:style>
    <style:style style:name="P12" style:family="paragraph" style:parent-style-name="Preformatted_20_Text">
      <style:text-properties fo:font-variant="normal" fo:text-transform="none" fo:color="#000000" style:font-name="monospace" fo:font-size="7pt" fo:letter-spacing="normal" fo:font-style="normal" fo:font-weight="normal" officeooo:rsid="00061c3f" officeooo:paragraph-rsid="00061c3f" style:font-size-asian="7pt" style:font-size-complex="7pt"/>
    </style:style>
    <style:style style:name="P13" style:family="paragraph" style:parent-style-name="Preformatted_20_Text">
      <style:paragraph-properties fo:margin-top="0cm" fo:margin-bottom="0cm" loext:contextual-spacing="false" fo:padding="0cm" fo:border="none"/>
      <style:text-properties fo:color="#333333" style:font-name="monospace" fo:font-size="7pt" fo:background-color="transparent" style:font-size-asian="7pt" style:font-size-complex="7pt" loext:padding="0cm" loext:border="none"/>
    </style:style>
    <style:style style:name="P14" style:family="paragraph" style:parent-style-name="Preformatted_20_Text">
      <style:paragraph-properties fo:margin-top="0cm" fo:margin-bottom="0cm" loext:contextual-spacing="false" fo:padding="0cm" fo:border="none"/>
      <style:text-properties fo:color="#408080" style:font-name="monospace" fo:font-size="7pt" fo:font-style="italic" fo:background-color="transparent" style:font-size-asian="7pt" style:font-size-complex="7pt" loext:padding="0cm" loext:border="none"/>
    </style:style>
    <style:style style:name="P15" style:family="paragraph" style:parent-style-name="Preformatted_20_Text">
      <style:paragraph-properties fo:margin-top="0cm" fo:margin-bottom="0cm" loext:contextual-spacing="false" fo:padding="0cm" fo:border="none"/>
      <style:text-properties style:font-name="monospace" fo:font-size="7pt" officeooo:paragraph-rsid="00093506" style:font-size-asian="7pt" style:font-size-complex="7pt"/>
    </style:style>
    <style:style style:name="P16" style:family="paragraph" style:parent-style-name="Preformatted_20_Text">
      <style:paragraph-properties fo:margin-top="0cm" fo:margin-bottom="0cm" loext:contextual-spacing="false" fo:padding="0cm" fo:border="none"/>
      <style:text-properties fo:font-size="7pt" style:font-size-asian="7pt" style:font-size-complex="7pt"/>
    </style:style>
    <style:style style:name="P17" style:family="paragraph" style:parent-style-name="Preformatted_20_Text">
      <style:paragraph-properties fo:margin-top="0cm" fo:margin-bottom="0cm" loext:contextual-spacing="false" style:line-height-at-least="0.45cm" fo:orphans="2" fo:widows="2" fo:padding="0cm" fo:border="none"/>
      <style:text-properties fo:font-variant="normal" fo:text-transform="none" fo:color="#333333" style:font-name="monospace" fo:font-size="7pt" fo:letter-spacing="normal" fo:font-style="normal" fo:font-weight="normal" style:font-size-asian="7pt" style:font-size-complex="7pt"/>
    </style:style>
    <style:style style:name="P18" style:family="paragraph" style:parent-style-name="Preformatted_20_Text">
      <style:paragraph-properties fo:margin-top="0cm" fo:margin-bottom="0cm" loext:contextual-spacing="false" style:line-height-at-least="0.45cm" fo:orphans="2" fo:widows="2" fo:padding="0cm" fo:border="none"/>
      <style:text-properties fo:font-variant="normal" fo:text-transform="none" fo:color="#333333" fo:font-size="7pt" fo:letter-spacing="normal" style:font-size-asian="7pt" style:font-size-complex="7pt"/>
    </style:style>
    <style:style style:name="P19" style:family="paragraph" style:parent-style-name="Preformatted_20_Text">
      <style:paragraph-properties fo:margin-top="0cm" fo:margin-bottom="0cm" loext:contextual-spacing="false" style:line-height-at-least="0.45cm" fo:orphans="2" fo:widows="2" fo:padding="0cm" fo:border="none"/>
      <style:text-properties fo:font-variant="normal" fo:text-transform="none" fo:color="#408080" style:font-name="monospace" fo:font-size="7pt" fo:letter-spacing="normal" fo:font-style="italic" fo:font-weight="normal" style:font-size-asian="7pt" style:font-size-complex="7pt"/>
    </style:style>
    <style:style style:name="P20" style:family="paragraph" style:parent-style-name="Preformatted_20_Text">
      <style:paragraph-properties fo:margin-top="0cm" fo:margin-bottom="0cm" loext:contextual-spacing="false" style:line-height-at-least="0.45cm" fo:text-align="start" style:justify-single-word="false" fo:orphans="2" fo:widows="2" fo:padding="0cm" fo:border="none"/>
      <style:text-properties fo:font-variant="normal" fo:text-transform="none" fo:color="#000000" style:font-name="monospace" fo:font-size="7pt" fo:letter-spacing="normal" fo:font-style="normal" fo:font-weight="normal" style:font-size-asian="7pt" style:font-size-complex="7pt"/>
    </style:style>
    <style:style style:name="P21" style:family="paragraph" style:parent-style-name="Preformatted_20_Text">
      <style:paragraph-properties fo:margin-top="0cm" fo:margin-bottom="0cm" loext:contextual-spacing="false" style:line-height-at-least="0.45cm" fo:text-align="start" style:justify-single-word="false" fo:orphans="2" fo:widows="2" fo:padding="0cm" fo:border="none"/>
      <style:text-properties fo:font-variant="normal" fo:text-transform="none" fo:color="#000000" style:font-name="Abyssinica SIL" fo:font-size="10pt" fo:letter-spacing="normal" fo:font-style="normal" fo:font-weight="normal" officeooo:rsid="00061c3f" officeooo:paragraph-rsid="00061c3f" style:font-size-asian="8.75pt" style:font-size-complex="10pt"/>
    </style:style>
    <style:style style:name="P22" style:family="paragraph" style:parent-style-name="Preformatted_20_Text">
      <style:paragraph-properties fo:margin-top="0cm" fo:margin-bottom="0cm" loext:contextual-spacing="false" style:line-height-at-least="0.45cm" fo:text-align="start" style:justify-single-word="false" fo:orphans="2" fo:widows="2" fo:padding="0cm" fo:border="none"/>
      <style:text-properties fo:font-variant="normal" fo:text-transform="none" fo:color="#000000" style:font-name="Abyssinica SIL" fo:font-size="10pt" fo:letter-spacing="normal" fo:font-style="normal" fo:font-weight="normal" officeooo:rsid="0007605b" officeooo:paragraph-rsid="0007605b" style:font-size-asian="8.75pt" style:font-size-complex="10pt"/>
    </style:style>
    <style:style style:name="P23" style:family="paragraph" style:parent-style-name="Preformatted_20_Text">
      <style:paragraph-properties fo:margin-top="0cm" fo:margin-bottom="0cm" loext:contextual-spacing="false" style:line-height-at-least="0.45cm" fo:text-align="start" style:justify-single-word="false" fo:orphans="2" fo:widows="2" fo:padding="0cm" fo:border="none"/>
      <style:text-properties fo:font-variant="normal" fo:text-transform="none" fo:color="#000000" style:font-name="Abyssinica SIL" fo:font-size="10pt" fo:letter-spacing="normal" fo:font-style="normal" style:text-underline-style="solid" style:text-underline-width="auto" style:text-underline-color="font-color" fo:font-weight="normal" officeooo:rsid="00061c3f" officeooo:paragraph-rsid="00061c3f" style:font-size-asian="8.75pt" style:font-size-complex="10pt"/>
    </style:style>
    <style:style style:name="P24" style:family="paragraph" style:parent-style-name="Preformatted_20_Text">
      <style:paragraph-properties fo:margin-top="0cm" fo:margin-bottom="0cm" loext:contextual-spacing="false" style:line-height-at-least="0.45cm" fo:text-align="start" style:justify-single-word="false" fo:orphans="2" fo:widows="2" fo:padding="0cm" fo:border="none"/>
      <style:text-properties fo:font-variant="normal" fo:text-transform="none" fo:color="#000000" style:font-name="Abyssinica SIL" fo:font-size="10pt" fo:letter-spacing="normal" fo:font-style="normal" style:text-underline-style="solid" style:text-underline-width="auto" style:text-underline-color="font-color" fo:font-weight="normal" officeooo:rsid="0007605b" officeooo:paragraph-rsid="0007605b" style:font-size-asian="8.75pt" style:font-size-complex="10pt"/>
    </style:style>
    <style:style style:name="P25" style:family="paragraph" style:parent-style-name="Preformatted_20_Text">
      <style:paragraph-properties fo:margin-top="0cm" fo:margin-bottom="0cm" loext:contextual-spacing="false" style:line-height-at-least="0.45cm" fo:text-align="start" style:justify-single-word="false" fo:orphans="2" fo:widows="2" fo:padding="0cm" fo:border="none"/>
      <style:text-properties fo:font-variant="normal" fo:text-transform="none" fo:color="#000000" style:font-name="Abyssinica SIL" fo:font-size="10pt" fo:letter-spacing="normal" fo:font-style="normal" style:text-underline-style="none" fo:font-weight="normal" officeooo:rsid="0007605b" officeooo:paragraph-rsid="0007605b" style:font-size-asian="8.75pt" style:font-size-complex="10pt"/>
    </style:style>
    <style:style style:name="P26" style:family="paragraph" style:parent-style-name="Preformatted_20_Text">
      <style:paragraph-properties fo:margin-top="0cm" fo:margin-bottom="0cm" loext:contextual-spacing="false" style:line-height-at-least="0.45cm" fo:text-align="start" style:justify-single-word="false" fo:orphans="2" fo:widows="2" fo:padding="0cm" fo:border="none"/>
      <style:text-properties fo:font-variant="normal" fo:text-transform="none" fo:color="#000000" style:font-name="Abyssinica SIL" fo:font-size="10pt" fo:letter-spacing="normal" fo:font-style="normal" style:text-underline-style="none" fo:font-weight="normal" officeooo:rsid="00093506" officeooo:paragraph-rsid="00093506" style:font-size-asian="8.75pt" style:font-size-complex="10pt"/>
    </style:style>
    <style:style style:name="P27" style:family="paragraph" style:parent-style-name="Preformatted_20_Text">
      <style:paragraph-properties fo:margin-top="0cm" fo:margin-bottom="0cm" loext:contextual-spacing="false" style:line-height-at-least="0.45cm" fo:orphans="2" fo:widows="2" fo:padding="0cm" fo:border="none"/>
      <style:text-properties style:font-name="monospace" fo:font-size="7pt" style:font-size-asian="7pt" style:font-size-complex="7pt"/>
    </style:style>
    <style:style style:name="P28" style:family="paragraph" style:parent-style-name="Preformatted_20_Text">
      <style:paragraph-properties fo:margin-top="0cm" fo:margin-bottom="0cm" loext:contextual-spacing="false" style:line-height-at-least="0.45cm" fo:orphans="2" fo:widows="2" fo:padding="0cm" fo:border="none"/>
      <style:text-properties style:font-name="monospace" fo:font-size="7pt" officeooo:paragraph-rsid="00093506" style:font-size-asian="7pt" style:font-size-complex="7pt"/>
    </style:style>
    <style:style style:name="P29" style:family="paragraph" style:parent-style-name="Preformatted_20_Text">
      <style:paragraph-properties fo:margin-top="0cm" fo:margin-bottom="0cm" loext:contextual-spacing="false" style:line-height-at-least="0.45cm" fo:orphans="2" fo:widows="2" fo:padding="0cm" fo:border="none"/>
      <style:text-properties fo:font-size="7pt" style:font-size-asian="7pt" style:font-size-complex="7pt"/>
    </style:style>
    <style:style style:name="T1" style:family="text">
      <style:text-properties fo:color="#008000"/>
    </style:style>
    <style:style style:name="T2" style:family="text">
      <style:text-properties fo:color="#008000" fo:font-weight="bold"/>
    </style:style>
    <style:style style:name="T3" style:family="text">
      <style:text-properties fo:color="#008000" style:font-name="monospace" fo:font-style="normal" fo:font-weight="bold"/>
    </style:style>
    <style:style style:name="T4" style:family="text">
      <style:text-properties fo:color="#008000" style:font-name="monospace" fo:font-style="normal" fo:font-weight="normal"/>
    </style:style>
    <style:style style:name="T5" style:family="text">
      <style:text-properties fo:color="#0000ff"/>
    </style:style>
    <style:style style:name="T6" style:family="text">
      <style:text-properties fo:color="#0000ff" fo:font-weight="bold"/>
    </style:style>
    <style:style style:name="T7" style:family="text">
      <style:text-properties fo:color="#666666"/>
    </style:style>
    <style:style style:name="T8" style:family="text">
      <style:text-properties fo:color="#666666" fo:background-color="transparent" loext:char-shading-value="0" loext:padding="0cm" loext:border="none"/>
    </style:style>
    <style:style style:name="T9" style:family="text">
      <style:text-properties fo:color="#666666" style:font-name="monospace" fo:font-style="normal" fo:font-weight="normal"/>
    </style:style>
    <style:style style:name="T10" style:family="text">
      <style:text-properties fo:color="#666666" officeooo:rsid="0007605b"/>
    </style:style>
    <style:style style:name="T11" style:family="text">
      <style:text-properties fo:color="#ba2121"/>
    </style:style>
    <style:style style:name="T12" style:family="text">
      <style:text-properties fo:color="#ba2121" fo:background-color="transparent" loext:char-shading-value="0" loext:padding="0cm" loext:border="none"/>
    </style:style>
    <style:style style:name="T13" style:family="text">
      <style:text-properties fo:color="#ba2121" style:font-name="monospace" fo:font-style="normal" fo:font-weight="normal"/>
    </style:style>
    <style:style style:name="T14" style:family="text">
      <style:text-properties fo:color="#333333" fo:background-color="transparent" loext:char-shading-value="0" loext:padding="0cm" loext:border="none"/>
    </style:style>
    <style:style style:name="T15" style:family="text">
      <style:text-properties style:font-name="monospace" fo:font-style="normal" fo:font-weight="normal"/>
    </style:style>
    <style:style style:name="T16" style:family="text">
      <style:text-properties fo:font-variant="normal" fo:text-transform="none" fo:color="#333333" fo:letter-spacing="normal"/>
    </style:style>
    <style:style style:name="T17" style:family="text">
      <style:text-properties fo:font-variant="normal" fo:text-transform="none" fo:color="#333333" fo:letter-spacing="normal" fo:font-style="normal" fo:font-weight="normal"/>
    </style:style>
    <style:style style:name="T18" style:family="text">
      <style:text-properties fo:font-variant="normal" fo:text-transform="none" fo:color="#333333" style:font-name="monospace" fo:letter-spacing="normal" fo:font-style="normal" fo:font-weight="normal"/>
    </style:style>
    <style:style style:name="T19" style:family="text">
      <style:text-properties fo:font-variant="normal" fo:text-transform="none" fo:color="#666666" fo:letter-spacing="normal" fo:font-style="normal" fo:font-weight="normal"/>
    </style:style>
    <style:style style:name="T20" style:family="text">
      <style:text-properties fo:font-variant="normal" fo:text-transform="none" fo:color="#666666" style:font-name="monospace" fo:letter-spacing="normal" fo:font-style="normal" fo:font-weight="normal"/>
    </style:style>
    <style:style style:name="T21" style:family="text">
      <style:text-properties fo:font-variant="normal" fo:text-transform="none" fo:color="#ba2121" fo:letter-spacing="normal" fo:font-style="normal" fo:font-weight="normal"/>
    </style:style>
    <style:style style:name="T22" style:family="text">
      <style:text-properties fo:font-variant="normal" fo:text-transform="none" fo:color="#008000" fo:letter-spacing="normal" fo:font-style="normal" fo:font-weight="normal"/>
    </style:style>
    <style:style style:name="T23" style:family="text">
      <style:text-properties fo:color="#408080" style:font-name="monospace" fo:font-style="italic" fo:font-weight="normal"/>
    </style:style>
    <style:style style:name="T24" style:family="text">
      <style:text-properties fo:color="#aa22ff" style:font-name="monospace" fo:font-style="normal" fo:font-weight="bold"/>
    </style:style>
    <style:style style:name="T25" style:family="text">
      <style:text-properties fo:color="#aa22ff" fo:font-weight="bold"/>
    </style:style>
    <style:style style:name="T26" style:family="text">
      <style:text-properties style:text-underline-style="none"/>
    </style:style>
    <text:list-style style:name="L1">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I"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MAI Assignment 2</text:p>
      <text:p text:style-name="P1">Rehas Mehar Kaur Sachdeva</text:p>
      <text:p text:style-name="P1">201401102</text:p>
      <text:p text:style-name="P1"/>
      <text:list xml:id="list924169129051206498" text:style-name="L1">
        <text:list-item>
          <text:p text:style-name="P2">Naïve Bayes Classifier for UCI Census-Income (KDD) Data Set:</text:p>
          <text:p text:style-name="P2"/>
          <text:p text:style-name="P5">Python Implementation using only discrete features:</text:p>
          <text:p text:style-name="P2"/>
        </text:list-item>
      </text:list>
      <table:table table:name="Table1" table:style-name="Table1">
        <table:table-column table:style-name="Table1.A"/>
        <table:table-row>
          <table:table-cell table:style-name="Table1.A1" office:value-type="string">
            <text:p text:style-name="P7"># Imports</text:p>
            <text:p text:style-name="P13"><text:span text:style-name="T2">import</text:span> <text:span text:style-name="T6">pandas</text:span> <text:span text:style-name="T2">as</text:span> <text:span text:style-name="T6">pd</text:span></text:p>
            <text:p text:style-name="P13"><text:span text:style-name="T2">import</text:span> <text:span text:style-name="T6">numpy</text:span> <text:span text:style-name="T2">as</text:span> <text:span text:style-name="T6">np</text:span></text:p>
            <text:p text:style-name="P13"><text:span text:style-name="T2">import</text:span> <text:span text:style-name="T6">warnings</text:span></text:p>
            <text:p text:style-name="P16"/>
            <text:p text:style-name="P13"><text:span text:style-name="T2">from</text:span> <text:span text:style-name="T6">math</text:span> <text:span text:style-name="T2">import</text:span> log</text:p>
            <text:p text:style-name="P13"><text:span text:style-name="T2">from</text:span> <text:span text:style-name="T6">sklearn.metrics</text:span> <text:span text:style-name="T2">import</text:span> accuracy_score</text:p>
            <text:p text:style-name="P16"/>
            <text:p text:style-name="P14"># Disable warnings from being printed</text:p>
            <text:p text:style-name="P15"><text:span text:style-name="T14">warnings</text:span><text:span text:style-name="T8">.</text:span><text:span text:style-name="T14">filterwarnings(</text:span><text:span text:style-name="T12">'ignore'</text:span><text:span text:style-name="T14">)</text:span></text:p>
          </table:table-cell>
        </table:table-row>
        <table:table-row>
          <table:table-cell table:style-name="Table1.A2" office:value-type="string">
            <text:p text:style-name="P10"># Read the data and get the categorical attrbiutes</text:p>
            <text:p text:style-name="P17">data <text:span text:style-name="T7">=</text:span> pd<text:span text:style-name="T7">.</text:span>read_csv(<text:span text:style-name="T11">"census/census-income.data"</text:span>)</text:p>
            <text:p text:style-name="P17">categorical_attributes <text:span text:style-name="T7">=</text:span> [<text:span text:style-name="T11">'ACLSWKR'</text:span>,<text:span text:style-name="T11">'ADTIND'</text:span>,<text:span text:style-name="T11">'ADTOCC'</text:span>,<text:span text:style-name="T11">'AHGA'</text:span>,<text:span text:style-name="T11">'AHSCOL'</text:span>,<text:span text:style-name="T11">'AMARITL'</text:span>,<text:span text:style-name="T11">'AMJIND'</text:span>,<text:span text:style-name="T11">'AMJOCC'</text:span>,<text:span text:style-name="T11">'ARACE'</text:span>,</text:p>
            <text:p text:style-name="P18"><text:s text:c="26"/><text:span text:style-name="T13">'AREORGN'</text:span><text:span text:style-name="T15">,</text:span><text:span text:style-name="T13">'ASEX'</text:span><text:span text:style-name="T15">,</text:span><text:span text:style-name="T13">'AUNMEM'</text:span><text:span text:style-name="T15">,</text:span><text:span text:style-name="T13">'AUNTYPE'</text:span><text:span text:style-name="T15">,</text:span><text:span text:style-name="T13">'AWKSTAT'</text:span><text:span text:style-name="T15">,</text:span><text:span text:style-name="T13">'FILESTAT'</text:span><text:span text:style-name="T15">,</text:span><text:span text:style-name="T13">'GRINREG'</text:span><text:span text:style-name="T15">,</text:span><text:span text:style-name="T13">'GRINST'</text:span><text:span text:style-name="T15">,</text:span><text:span text:style-name="T13">'HHDFMX'</text:span><text:span text:style-name="T15">,</text:span></text:p>
            <text:p text:style-name="P18"><text:s text:c="26"/><text:span text:style-name="T13">'HHDREL'</text:span><text:span text:style-name="T15">,</text:span><text:span text:style-name="T13">'MIGMTR1'</text:span><text:span text:style-name="T15">,</text:span><text:span text:style-name="T13">'MIGMTR3'</text:span><text:span text:style-name="T15">,</text:span><text:span text:style-name="T13">'MIGMTR4'</text:span><text:span text:style-name="T15">,</text:span><text:span text:style-name="T13">'MIGSAME'</text:span><text:span text:style-name="T15">,</text:span><text:span text:style-name="T13">'MIGSUN'</text:span><text:span text:style-name="T15">,</text:span><text:span text:style-name="T13">'PARENT'</text:span><text:span text:style-name="T15">,</text:span><text:span text:style-name="T13">'PEFNTVTY'</text:span><text:span text:style-name="T15">,</text:span></text:p>
            <text:p text:style-name="P18"><text:s text:c="26"/><text:span text:style-name="T13">'PEMNTVTY'</text:span><text:span text:style-name="T15">,</text:span><text:span text:style-name="T13">'PENATVTY'</text:span><text:span text:style-name="T15">,</text:span><text:span text:style-name="T13">'PRCITSHP'</text:span><text:span text:style-name="T15">,</text:span><text:span text:style-name="T13">'SEOTR'</text:span><text:span text:style-name="T15">,</text:span><text:span text:style-name="T13">'VETQVA'</text:span><text:span text:style-name="T15">,</text:span><text:span text:style-name="T13">'VETYN'</text:span><text:span text:style-name="T15">,</text:span><text:span text:style-name="T13">'YEAR'</text:span><text:span text:style-name="T15">, </text:span><text:span text:style-name="T13">'INCOME'</text:span><text:span text:style-name="T15">]</text:span></text:p>
            <text:p text:style-name="P28"><text:span text:style-name="T17">data_categorical </text:span><text:span text:style-name="T19">=</text:span><text:span text:style-name="T17"> data</text:span><text:span text:style-name="T19">.</text:span><text:span text:style-name="T17">loc[:,categorical_attributes]</text:span></text:p>
          </table:table-cell>
        </table:table-row>
        <table:table-row>
          <table:table-cell table:style-name="Table1.A2" office:value-type="string">
            <text:p text:style-name="P10"># Preprocessing</text:p>
            <text:p text:style-name="P19"># Fix missing values to mode as all are categorical variables</text:p>
            <text:p text:style-name="P19"># and have one particular value which is very dominatingly occurring.</text:p>
            <text:p text:style-name="P29"/>
            <text:p text:style-name="P17">data_categorical<text:span text:style-name="T7">.</text:span>loc[data_categorical<text:span text:style-name="T7">.</text:span>GRINST <text:span text:style-name="T7">==</text:span> <text:span text:style-name="T11">" ?"</text:span>, <text:span text:style-name="T11">"GRINST"</text:span>] <text:span text:style-name="T7">=</text:span> \</text:p>
            <text:p text:style-name="P17">data_categorical<text:span text:style-name="T7">.</text:span>loc[data_categorical<text:span text:style-name="T7">.</text:span>GRINST <text:span text:style-name="T7">!=</text:span> <text:span text:style-name="T11">" ?"</text:span>, <text:span text:style-name="T11">"GRINST"</text:span>]<text:span text:style-name="T7">.</text:span>mode()<text:span text:style-name="T7">.</text:span>iloc[<text:span text:style-name="T7">0</text:span>]</text:p>
            <text:p text:style-name="P29"/>
            <text:p text:style-name="P17">data_categorical<text:span text:style-name="T7">.</text:span>loc[data_categorical<text:span text:style-name="T7">.</text:span>MIGMTR3 <text:span text:style-name="T7">==</text:span> <text:span text:style-name="T11">" ?"</text:span>, <text:span text:style-name="T11">"MIGMTR3"</text:span>] <text:span text:style-name="T7">=</text:span> \</text:p>
            <text:p text:style-name="P17">data_categorical<text:span text:style-name="T7">.</text:span>loc[data_categorical<text:span text:style-name="T7">.</text:span>MIGMTR3 <text:span text:style-name="T7">!=</text:span> <text:span text:style-name="T11">" ?"</text:span>, <text:span text:style-name="T11">"MIGMTR3"</text:span>]<text:span text:style-name="T7">.</text:span>mode()<text:span text:style-name="T7">.</text:span>iloc[<text:span text:style-name="T7">0</text:span>]</text:p>
            <text:p text:style-name="P29"/>
            <text:p text:style-name="P17">data_categorical<text:span text:style-name="T7">.</text:span>loc[data_categorical<text:span text:style-name="T7">.</text:span>MIGMTR4 <text:span text:style-name="T7">==</text:span> <text:span text:style-name="T11">" ?"</text:span>, <text:span text:style-name="T11">"MIGMTR4"</text:span>] <text:span text:style-name="T7">=</text:span> \</text:p>
            <text:p text:style-name="P17">data_categorical<text:span text:style-name="T7">.</text:span>loc[data_categorical<text:span text:style-name="T7">.</text:span>MIGMTR4 <text:span text:style-name="T7">!=</text:span> <text:span text:style-name="T11">" ?"</text:span>, <text:span text:style-name="T11">"MIGMTR4"</text:span>]<text:span text:style-name="T7">.</text:span>mode()<text:span text:style-name="T7">.</text:span>iloc[<text:span text:style-name="T7">0</text:span>]</text:p>
            <text:p text:style-name="P29"/>
            <text:p text:style-name="P17">data_categorical<text:span text:style-name="T7">.</text:span>loc[data_categorical<text:span text:style-name="T7">.</text:span>MIGSAME <text:span text:style-name="T7">==</text:span> <text:span text:style-name="T11">" ?"</text:span>, <text:span text:style-name="T11">"MIGSAME"</text:span>] <text:span text:style-name="T7">=</text:span> \</text:p>
            <text:p text:style-name="P17">data_categorical<text:span text:style-name="T7">.</text:span>loc[data_categorical<text:span text:style-name="T7">.</text:span>MIGSAME <text:span text:style-name="T7">!=</text:span> <text:span text:style-name="T11">" ?"</text:span>, <text:span text:style-name="T11">"MIGSAME"</text:span>]<text:span text:style-name="T7">.</text:span>mode()<text:span text:style-name="T7">.</text:span>iloc[<text:span text:style-name="T7">0</text:span>]</text:p>
            <text:p text:style-name="P29"/>
            <text:p text:style-name="P17">data_categorical<text:span text:style-name="T7">.</text:span>loc[data_categorical<text:span text:style-name="T7">.</text:span>PEFNTVTY <text:span text:style-name="T7">==</text:span> <text:span text:style-name="T11">" ?"</text:span>, <text:span text:style-name="T11">"PEFNTVTY"</text:span>] <text:span text:style-name="T7">=</text:span> \</text:p>
            <text:p text:style-name="P17">data_categorical<text:span text:style-name="T7">.</text:span>loc[data_categorical<text:span text:style-name="T7">.</text:span>PEFNTVTY <text:span text:style-name="T7">!=</text:span> <text:span text:style-name="T11">" ?"</text:span>, <text:span text:style-name="T11">"PEFNTVTY"</text:span>]<text:span text:style-name="T7">.</text:span>mode()<text:span text:style-name="T7">.</text:span>iloc[<text:span text:style-name="T7">0</text:span>]</text:p>
            <text:p text:style-name="P29"/>
            <text:p text:style-name="P17">data_categorical<text:span text:style-name="T7">.</text:span>loc[data_categorical<text:span text:style-name="T7">.</text:span>PEMNTVTY <text:span text:style-name="T7">==</text:span> <text:span text:style-name="T11">" ?"</text:span>, <text:span text:style-name="T11">"PEMNTVTY"</text:span>] <text:span text:style-name="T7">=</text:span> \</text:p>
            <text:p text:style-name="P17">data_categorical<text:span text:style-name="T7">.</text:span>loc[data_categorical<text:span text:style-name="T7">.</text:span>PEMNTVTY <text:span text:style-name="T7">!=</text:span> <text:span text:style-name="T11">" ?"</text:span>, <text:span text:style-name="T11">"PEMNTVTY"</text:span>]<text:span text:style-name="T7">.</text:span>mode()<text:span text:style-name="T7">.</text:span>iloc[<text:span text:style-name="T7">0</text:span>]</text:p>
            <text:p text:style-name="P29"/>
            <text:p text:style-name="P17">data_categorical<text:span text:style-name="T7">.</text:span>loc[data_categorical<text:span text:style-name="T7">.</text:span>PENATVTY <text:span text:style-name="T7">==</text:span> <text:span text:style-name="T11">" ?"</text:span>, <text:span text:style-name="T11">"PENATVTY"</text:span>] <text:span text:style-name="T7">=</text:span> \</text:p>
            <text:p text:style-name="P17">data_categorical<text:span text:style-name="T7">.</text:span>loc[data_categorical<text:span text:style-name="T7">.</text:span>PENATVTY <text:span text:style-name="T7">!=</text:span> <text:span text:style-name="T11">" ?"</text:span>, <text:span text:style-name="T11">"PENATVTY"</text:span>]<text:span text:style-name="T7">.</text:span>mode()<text:span text:style-name="T7">.</text:span>iloc[<text:span text:style-name="T7">0</text:span>]</text:p>
            <text:p text:style-name="P29"/>
            <text:p text:style-name="P19"># No other attributes have missing values</text:p>
            <text:p text:style-name="P29"/>
            <text:p text:style-name="P19"># As code is a categorical thing. Keeping it float poses problem in using it as dict key.</text:p>
            <text:p text:style-name="P28"><text:span text:style-name="T17">data_categorical[</text:span><text:span text:style-name="T21">"MIGMTR1"</text:span><text:span text:style-name="T17">] </text:span><text:span text:style-name="T19">=</text:span><text:span text:style-name="T17"> </text:span><text:span text:style-name="T22">str</text:span><text:span text:style-name="T17">(data_categorical[</text:span><text:span text:style-name="T21">"MIGMTR1"</text:span><text:span text:style-name="T17">])</text:span></text:p>
          </table:table-cell>
        </table:table-row>
        <table:table-row>
          <table:table-cell table:style-name="Table1.A2" office:value-type="string">
            <text:p text:style-name="P8"><text:span text:style-name="T2">def</text:span> <text:span text:style-name="T5">iterate</text:span>(accuracies):</text:p>
            <text:p text:style-name="P18"><text:s text:c="4"/></text:p>
            <text:p text:style-name="P18"><text:s text:c="4"/><text:span text:style-name="T23"># Take a random samples of all data</text:span></text:p>
            <text:p text:style-name="P18"><text:s text:c="4"/><text:span text:style-name="T23"># and divide it equally into train and test of size 2000 each.</text:span></text:p>
            <text:p text:style-name="P18"><text:s text:c="4"/><text:span text:style-name="T15">data_randomised </text:span><text:span text:style-name="T9">=</text:span><text:span text:style-name="T15"> data_categorical</text:span><text:span text:style-name="T9">.</text:span><text:span text:style-name="T15">iloc[np</text:span><text:span text:style-name="T9">.</text:span><text:span text:style-name="T15">random</text:span><text:span text:style-name="T9">.</text:span><text:span text:style-name="T15">permutation(data_categorical</text:span><text:span text:style-name="T9">.</text:span><text:span text:style-name="T15">shape[</text:span><text:span text:style-name="T9">0</text:span><text:span text:style-name="T15">])]</text:span></text:p>
            <text:p text:style-name="P18"><text:s text:c="4"/><text:span text:style-name="T15">train </text:span><text:span text:style-name="T9">=</text:span><text:span text:style-name="T15"> data_randomised</text:span><text:span text:style-name="T9">.</text:span><text:span text:style-name="T15">iloc[:</text:span><text:span text:style-name="T9">2000</text:span><text:span text:style-name="T15">]</text:span></text:p>
            <text:p text:style-name="P18"><text:soft-page-break/><text:s text:c="4"/><text:span text:style-name="T15">test </text:span><text:span text:style-name="T9">=</text:span><text:span text:style-name="T15"> data_randomised</text:span><text:span text:style-name="T9">.</text:span><text:span text:style-name="T15">iloc[</text:span><text:span text:style-name="T9">2000</text:span><text:span text:style-name="T15">:</text:span><text:span text:style-name="T9">4000</text:span><text:span text:style-name="T15">]</text:span></text:p>
            <text:p text:style-name="P18"><text:s text:c="4"/></text:p>
            <text:p text:style-name="P18"><text:s text:c="4"/><text:span text:style-name="T23"># Separate the train data classwise.</text:span></text:p>
            <text:p text:style-name="P18"><text:s text:c="4"/><text:span text:style-name="T15">class_less </text:span><text:span text:style-name="T9">=</text:span><text:span text:style-name="T15"> train</text:span><text:span text:style-name="T9">.</text:span><text:span text:style-name="T15">loc[data_categorical</text:span><text:span text:style-name="T9">.</text:span><text:span text:style-name="T15">INCOME </text:span><text:span text:style-name="T9">==</text:span><text:span text:style-name="T15"> </text:span><text:span text:style-name="T13">" - 50000."</text:span><text:span text:style-name="T15">, :]</text:span></text:p>
            <text:p text:style-name="P18"><text:s text:c="4"/><text:span text:style-name="T15">class_more </text:span><text:span text:style-name="T9">=</text:span><text:span text:style-name="T15"> train</text:span><text:span text:style-name="T9">.</text:span><text:span text:style-name="T15">loc[data_categorical</text:span><text:span text:style-name="T9">.</text:span><text:span text:style-name="T15">INCOME </text:span><text:span text:style-name="T9">==</text:span><text:span text:style-name="T15"> </text:span><text:span text:style-name="T13">" 50000+."</text:span><text:span text:style-name="T15">, :]</text:span></text:p>
            <text:p text:style-name="P29"/>
            <text:p text:style-name="P18"><text:s text:c="4"/><text:span text:style-name="T23"># Compute number on instances classwise and total.</text:span></text:p>
            <text:p text:style-name="P18"><text:s text:c="4"/><text:span text:style-name="T15">num_less </text:span><text:span text:style-name="T9">=</text:span><text:span text:style-name="T15"> class_less</text:span><text:span text:style-name="T9">.</text:span><text:span text:style-name="T15">shape[</text:span><text:span text:style-name="T9">0</text:span><text:span text:style-name="T15">]</text:span></text:p>
            <text:p text:style-name="P18"><text:s text:c="4"/><text:span text:style-name="T15">num_more </text:span><text:span text:style-name="T9">=</text:span><text:span text:style-name="T15"> class_more</text:span><text:span text:style-name="T9">.</text:span><text:span text:style-name="T15">shape[</text:span><text:span text:style-name="T9">0</text:span><text:span text:style-name="T15">]</text:span></text:p>
            <text:p text:style-name="P18"><text:s text:c="4"/><text:span text:style-name="T15">num_total </text:span><text:span text:style-name="T9">=</text:span><text:span text:style-name="T15"> train</text:span><text:span text:style-name="T9">.</text:span><text:span text:style-name="T15">shape[</text:span><text:span text:style-name="T9">0</text:span><text:span text:style-name="T15">]</text:span></text:p>
            <text:p text:style-name="P29"/>
            <text:p text:style-name="P18"><text:s text:c="4"/><text:span text:style-name="T23"># Compute priors for each class</text:span></text:p>
            <text:p text:style-name="P18"><text:s text:c="4"/><text:span text:style-name="T15">prob_less </text:span><text:span text:style-name="T9">=</text:span><text:span text:style-name="T15"> num_less</text:span><text:span text:style-name="T9">/</text:span><text:span text:style-name="T15">num_total</text:span></text:p>
            <text:p text:style-name="P18"><text:s text:c="4"/><text:span text:style-name="T15">prob_more </text:span><text:span text:style-name="T9">=</text:span><text:span text:style-name="T15"> num_more</text:span><text:span text:style-name="T9">/</text:span><text:span text:style-name="T15">num_total</text:span></text:p>
            <text:p text:style-name="P29"/>
            <text:p text:style-name="P18"><text:s text:c="4"/><text:span text:style-name="T23"># Use log probabilities to avoid numerical errors</text:span></text:p>
            <text:p text:style-name="P18"><text:s text:c="4"/><text:span text:style-name="T15">log_prob_less </text:span><text:span text:style-name="T9">=</text:span><text:span text:style-name="T15"> log(prob_less)</text:span></text:p>
            <text:p text:style-name="P18"><text:s text:c="4"/><text:span text:style-name="T15">log_prob_more </text:span><text:span text:style-name="T9">=</text:span><text:span text:style-name="T15"> log(prob_more)</text:span></text:p>
            <text:p text:style-name="P18"><text:s text:c="4"/></text:p>
            <text:p text:style-name="P18"><text:s text:c="4"/><text:span text:style-name="T23"># Compute likelihoods and take log of them</text:span></text:p>
            <text:p text:style-name="P18"><text:s text:c="4"/><text:span text:style-name="T15">probabilities </text:span><text:span text:style-name="T9">=</text:span><text:span text:style-name="T15"> {}</text:span></text:p>
            <text:p text:style-name="P29"/>
            <text:p text:style-name="P18"><text:s text:c="4"/><text:span text:style-name="T3">for</text:span><text:span text:style-name="T15"> categorical_attribute </text:span><text:span text:style-name="T24">in</text:span><text:span text:style-name="T15"> categorical_attributes[:</text:span><text:span text:style-name="T9">-1</text:span><text:span text:style-name="T15">]:</text:span></text:p>
            <text:p text:style-name="P18"><text:s text:c="8"/><text:span text:style-name="T15">probabilities[categorical_attribute] </text:span><text:span text:style-name="T9">=</text:span><text:span text:style-name="T15"> {</text:span></text:p>
            <text:p text:style-name="P18"><text:s text:c="12"/><text:span text:style-name="T13">" - 50000."</text:span><text:span text:style-name="T15"> : </text:span><text:span text:style-name="T4">dict</text:span><text:span text:style-name="T15">(class_less[categorical_attribute]</text:span><text:span text:style-name="T9">.</text:span><text:span text:style-name="T15">value_counts()</text:span><text:span text:style-name="T9">/</text:span><text:span text:style-name="T15">num_less),</text:span></text:p>
            <text:p text:style-name="P18"><text:s text:c="12"/><text:span text:style-name="T13">" 50000+."</text:span><text:span text:style-name="T15"> : </text:span><text:span text:style-name="T4">dict</text:span><text:span text:style-name="T15">(class_more[categorical_attribute]</text:span><text:span text:style-name="T9">.</text:span><text:span text:style-name="T15">value_counts()</text:span><text:span text:style-name="T9">/</text:span><text:span text:style-name="T15">num_more)</text:span></text:p>
            <text:p text:style-name="P18"><text:s text:c="8"/><text:span text:style-name="T15">}</text:span></text:p>
            <text:p text:style-name="P29"/>
            <text:p text:style-name="P18"><text:s text:c="4"/><text:span text:style-name="T3">for</text:span><text:span text:style-name="T15"> categorical_attribute </text:span><text:span text:style-name="T24">in</text:span><text:span text:style-name="T15"> probabilities</text:span><text:span text:style-name="T9">.</text:span><text:span text:style-name="T15">keys():</text:span></text:p>
            <text:p text:style-name="P18"><text:s text:c="8"/><text:span text:style-name="T3">for</text:span><text:span text:style-name="T15"> sal_class </text:span><text:span text:style-name="T24">in</text:span><text:span text:style-name="T15"> probabilities[categorical_attribute]</text:span><text:span text:style-name="T9">.</text:span><text:span text:style-name="T15">keys():</text:span></text:p>
            <text:p text:style-name="P18"><text:s text:c="12"/><text:span text:style-name="T3">for</text:span><text:span text:style-name="T15"> attribute_val </text:span><text:span text:style-name="T24">in</text:span><text:span text:style-name="T15"> probabilities[categorical_attribute][sal_class]</text:span><text:span text:style-name="T9">.</text:span><text:span text:style-name="T15">keys():</text:span></text:p>
            <text:p text:style-name="P18"><text:s text:c="16"/><text:span text:style-name="T15">probabilities[categorical_attribute][sal_class][attribute_val] </text:span><text:span text:style-name="T9">=</text:span><text:span text:style-name="T15"> \</text:span></text:p>
            <text:p text:style-name="P18"><text:s text:c="16"/><text:span text:style-name="T15">log(probabilities[categorical_attribute][sal_class][attribute_val])</text:span></text:p>
            <text:p text:style-name="P18"><text:s text:c="16"/></text:p>
            <text:p text:style-name="P18"><text:s text:c="4"/><text:span text:style-name="T23"># Predict</text:span></text:p>
            <text:p text:style-name="P18"><text:s text:c="4"/><text:span text:style-name="T15">results </text:span><text:span text:style-name="T9">=</text:span><text:span text:style-name="T15"> []</text:span></text:p>
            <text:p text:style-name="P29"/>
            <text:p text:style-name="P18"><text:s text:c="4"/><text:span text:style-name="T3">for</text:span><text:span text:style-name="T15"> i </text:span><text:span text:style-name="T24">in</text:span><text:span text:style-name="T15"> </text:span><text:span text:style-name="T4">range</text:span><text:span text:style-name="T15">(test</text:span><text:span text:style-name="T9">.</text:span><text:span text:style-name="T15">shape[</text:span><text:span text:style-name="T9">0</text:span><text:span text:style-name="T15">]):</text:span></text:p>
            <text:p text:style-name="P18"><text:s text:c="8"/><text:span text:style-name="T15">record </text:span><text:span text:style-name="T9">=</text:span><text:span text:style-name="T15"> test</text:span><text:span text:style-name="T9">.</text:span><text:span text:style-name="T15">iloc[i:i</text:span><text:span text:style-name="T9">+1</text:span><text:span text:style-name="T15">]</text:span></text:p>
            <text:p text:style-name="P29"/>
            <text:p text:style-name="P18"><text:s text:c="8"/><text:span text:style-name="T15">posterior_less </text:span><text:span text:style-name="T9">=</text:span><text:span text:style-name="T15"> </text:span><text:span text:style-name="T9">0</text:span></text:p>
            <text:p text:style-name="P18"><text:s text:c="8"/><text:span text:style-name="T15">posterior_more </text:span><text:span text:style-name="T9">=</text:span><text:span text:style-name="T15"> </text:span><text:span text:style-name="T9">0</text:span></text:p>
            <text:p text:style-name="P29"/>
            <text:p text:style-name="P18"><text:s text:c="8"/><text:span text:style-name="T3">for</text:span><text:span text:style-name="T15"> categorical_attribute </text:span><text:span text:style-name="T24">in</text:span><text:span text:style-name="T15"> categorical_attributes[:</text:span><text:span text:style-name="T9">-1</text:span><text:span text:style-name="T15">]:</text:span></text:p>
            <text:p text:style-name="P18"><text:s text:c="4"/></text:p>
            <text:p text:style-name="P18"><text:s text:c="12"/><text:span text:style-name="T3">if</text:span><text:span text:style-name="T15"> record[categorical_attribute]</text:span><text:span text:style-name="T9">.</text:span><text:span text:style-name="T15">iloc[</text:span><text:span text:style-name="T9">0</text:span><text:span text:style-name="T15">] </text:span><text:span text:style-name="T24">in</text:span><text:span text:style-name="T15"> probabilities[categorical_attribute][</text:span><text:span text:style-name="T13">" - 50000."</text:span><text:span text:style-name="T15">]</text:span><text:span text:style-name="T9">.</text:span><text:span text:style-name="T15">keys():</text:span></text:p>
            <text:p text:style-name="P18"><text:s text:c="16"/><text:span text:style-name="T15">posterior_less </text:span><text:span text:style-name="T9">=</text:span><text:span text:style-name="T15"> posterior_less </text:span><text:span text:style-name="T9">+</text:span><text:span text:style-name="T15"> \</text:span></text:p>
            <text:p text:style-name="P18"><text:s text:c="16"/><text:span text:style-name="T15">probabilities[categorical_attribute][</text:span><text:span text:style-name="T13">" - 50000."</text:span><text:span text:style-name="T15">][record[categorical_attribute]</text:span><text:span text:style-name="T9">.</text:span><text:span text:style-name="T15">iloc[</text:span><text:span text:style-name="T9">0</text:span><text:span text:style-name="T15">]]</text:span></text:p>
            <text:p text:style-name="P18"><text:s text:c="4"/></text:p>
            <text:p text:style-name="P18"><text:s text:c="12"/><text:span text:style-name="T3">if</text:span><text:span text:style-name="T15"> record[categorical_attribute]</text:span><text:span text:style-name="T9">.</text:span><text:span text:style-name="T15">iloc[</text:span><text:span text:style-name="T9">0</text:span><text:span text:style-name="T15">] </text:span><text:span text:style-name="T24">in</text:span><text:span text:style-name="T15"> probabilities[categorical_attribute][</text:span><text:span text:style-name="T13">" 50000+."</text:span><text:span text:style-name="T15">]</text:span><text:span text:style-name="T9">.</text:span><text:span text:style-name="T15">keys():</text:span></text:p>
            <text:p text:style-name="P18"><text:s text:c="16"/><text:span text:style-name="T15">posterior_more </text:span><text:span text:style-name="T9">=</text:span><text:span text:style-name="T15"> posterior_more </text:span><text:span text:style-name="T9">+</text:span><text:span text:style-name="T15"> \</text:span></text:p>
            <text:p text:style-name="P18"><text:s text:c="16"/><text:span text:style-name="T15">probabilities[categorical_attribute][</text:span><text:span text:style-name="T13">" 50000+."</text:span><text:span text:style-name="T15">][record[categorical_attribute]</text:span><text:span text:style-name="T9">.</text:span><text:span text:style-name="T15">iloc[</text:span><text:span text:style-name="T9">0</text:span><text:span text:style-name="T15">]]</text:span></text:p>
            <text:p text:style-name="P29"/>
            <text:p text:style-name="P18"><text:s text:c="8"/><text:span text:style-name="T15">posterior_less </text:span><text:span text:style-name="T9">=</text:span><text:span text:style-name="T15"> posterior_less </text:span><text:span text:style-name="T9">+</text:span><text:span text:style-name="T15"> log_prob_less</text:span></text:p>
            <text:p text:style-name="P18"><text:s text:c="8"/><text:span text:style-name="T15">posterior_more </text:span><text:span text:style-name="T9">=</text:span><text:span text:style-name="T15"> posterior_more </text:span><text:span text:style-name="T9">+</text:span><text:span text:style-name="T15"> log_prob_more</text:span></text:p>
            <text:p text:style-name="P29"/>
            <text:p text:style-name="P18"><text:soft-page-break/><text:s text:c="8"/><text:span text:style-name="T3">if</text:span><text:span text:style-name="T15"> posterior_less </text:span><text:span text:style-name="T9">&gt;=</text:span><text:span text:style-name="T15"> posterior_more:</text:span></text:p>
            <text:p text:style-name="P18"><text:s text:c="12"/><text:span text:style-name="T15">cur_class </text:span><text:span text:style-name="T9">=</text:span><text:span text:style-name="T15"> </text:span><text:span text:style-name="T13">" - 50000."</text:span></text:p>
            <text:p text:style-name="P18"><text:s text:c="8"/><text:span text:style-name="T3">else</text:span><text:span text:style-name="T15">:</text:span></text:p>
            <text:p text:style-name="P18"><text:s text:c="12"/><text:span text:style-name="T15">cur_class </text:span><text:span text:style-name="T9">=</text:span><text:span text:style-name="T15"> </text:span><text:span text:style-name="T13">" 50000+."</text:span></text:p>
            <text:p text:style-name="P18"><text:s text:c="4"/></text:p>
            <text:p text:style-name="P18"><text:s text:c="8"/><text:span text:style-name="T15">results</text:span><text:span text:style-name="T9">.</text:span><text:span text:style-name="T15">append(cur_class)</text:span></text:p>
            <text:p text:style-name="P18"><text:s text:c="4"/></text:p>
            <text:p text:style-name="P18"><text:s text:c="4"/><text:span text:style-name="T15">test[</text:span><text:span text:style-name="T13">'PREDICTION'</text:span><text:span text:style-name="T15">] </text:span><text:span text:style-name="T9">=</text:span><text:span text:style-name="T15"> results</text:span></text:p>
            <text:p text:style-name="P18"><text:s text:c="4"/></text:p>
            <text:p text:style-name="P18"><text:s text:c="4"/><text:span text:style-name="T23"># Compute accuracy</text:span></text:p>
            <text:p text:style-name="P29"><text:span text:style-name="T16"><text:s text:c="4"/></text:span><text:span text:style-name="T18">accuracies</text:span><text:span text:style-name="T20">.</text:span><text:span text:style-name="T18">append(accuracy_score(test</text:span><text:span text:style-name="T20">.</text:span><text:span text:style-name="T18">INCOME, test</text:span><text:span text:style-name="T20">.</text:span><text:span text:style-name="T18">PREDICTION))</text:span></text:p>
          </table:table-cell>
        </table:table-row>
        <table:table-row>
          <table:table-cell table:style-name="Table1.A2" office:value-type="string">
            <text:p text:style-name="P9"># Run 10 times to compute mean and standard deviation of accuracy</text:p>
            <text:p text:style-name="P17">accuracies <text:span text:style-name="T7">=</text:span> []</text:p>
            <text:p text:style-name="P17"><text:span text:style-name="T2">for</text:span> i <text:span text:style-name="T25">in</text:span> <text:span text:style-name="T1">range</text:span>(<text:span text:style-name="T7">10</text:span>):</text:p>
            <text:p text:style-name="P18"><text:s text:c="4"/><text:span text:style-name="T15">iterate(accuracies)</text:span></text:p>
            <text:p text:style-name="P18"><text:s text:c="4"/></text:p>
            <text:p text:style-name="P17"><text:span text:style-name="T1">print</text:span>(<text:span text:style-name="T11">"Mean accuracy: "</text:span>, np<text:span text:style-name="T7">.</text:span>mean(accuracies))</text:p>
            <text:p text:style-name="P27"><text:span text:style-name="T22">print</text:span><text:span text:style-name="T17">(</text:span><text:span text:style-name="T21">"Standard deviation of accuracies: "</text:span><text:span text:style-name="T17">, np</text:span><text:span text:style-name="T19">.</text:span><text:span text:style-name="T17">std(accuracies))</text:span></text:p>
          </table:table-cell>
        </table:table-row>
      </table:table>
      <text:p text:style-name="P1"/>
      <text:p text:style-name="P6">Output:</text:p>
      <text:p text:style-name="P3"/>
      <text:p text:style-name="P12">Mean accuracy: <text:s/>0.56525</text:p>
      <text:p text:style-name="P20">Standard deviation of accuracies: <text:s/>0.0164988635972</text:p>
      <text:p text:style-name="P20"/>
      <text:p text:style-name="P23">Dealing with numerical attributes:</text:p>
      <text:p text:style-name="P21">If we also want to include numerical attributes then we can can use binning as follows:</text:p>
      <text:p text:style-name="P21"/>
      <table:table table:name="Table2" table:style-name="Table2">
        <table:table-column table:style-name="Table2.A"/>
        <table:table-row>
          <table:table-cell table:style-name="Table2.A1" office:value-type="string">
            <text:p text:style-name="P11"># Add relevant continuous attributes with binning</text:p>
            <text:p text:style-name="P17">data_categorical[<text:span text:style-name="T11">"wage_bins"</text:span>] <text:span text:style-name="T7">=</text:span> pd<text:span text:style-name="T7">.</text:span>cut(data<text:span text:style-name="T7">.</text:span>AHRSPAY, bins<text:span text:style-name="T7">=50</text:span>, labels<text:span text:style-name="T7">=</text:span><text:span text:style-name="T2">False</text:span>)</text:p>
            <text:p text:style-name="P17">categorical_attributes<text:span text:style-name="T7">.</text:span>insert(<text:span text:style-name="T7">0</text:span>, <text:span text:style-name="T11">"wage_bins"</text:span>)</text:p>
            <text:p text:style-name="P29"/>
            <text:p text:style-name="P17">data_categorical[<text:span text:style-name="T11">"capgain_bins"</text:span>] <text:span text:style-name="T7">=</text:span> pd<text:span text:style-name="T7">.</text:span>cut(data<text:span text:style-name="T7">.</text:span>AHRSPAY, bins<text:span text:style-name="T7">=</text:span><text:span text:style-name="T10">5</text:span><text:span text:style-name="T7">0</text:span>, labels<text:span text:style-name="T7">=</text:span><text:span text:style-name="T2">False</text:span>)</text:p>
            <text:p text:style-name="P17">categorical_attributes<text:span text:style-name="T7">.</text:span>insert(<text:span text:style-name="T7">0</text:span>, <text:span text:style-name="T11">"capgain_bins"</text:span>)</text:p>
            <text:p text:style-name="P29"/>
            <text:p text:style-name="P17">data_categorical[<text:span text:style-name="T11">"caploss_bins"</text:span>] <text:span text:style-name="T7">=</text:span> pd<text:span text:style-name="T7">.</text:span>cut(data<text:span text:style-name="T7">.</text:span>AHRSPAY, bins<text:span text:style-name="T7">=</text:span><text:span text:style-name="T10">5</text:span><text:span text:style-name="T7">0</text:span>, labels<text:span text:style-name="T7">=</text:span><text:span text:style-name="T2">False</text:span>)</text:p>
            <text:p text:style-name="P27"><text:span text:style-name="T17">categorical_attributes</text:span><text:span text:style-name="T19">.</text:span><text:span text:style-name="T17">insert(</text:span><text:span text:style-name="T19">0</text:span><text:span text:style-name="T17">, </text:span><text:span text:style-name="T21">"caploss_bins"</text:span><text:span text:style-name="T17">)</text:span></text:p>
          </table:table-cell>
        </table:table-row>
      </table:table>
      <text:p text:style-name="P21"/>
      <text:p text:style-name="P24">Procedure:</text:p>
      <text:p text:style-name="P25">10 iterations performed on random 4000 samples of total samples, out of which random 2000 were taken to train the classifier and other 2000 were used to validate and find mean and standard deviation of accuracies reported in each iteration.</text:p>
      <text:p text:style-name="P25"/>
      <text:p text:style-name="P24">Dealing with ties:</text:p>
      <text:p text:style-name="P22"><text:span text:style-name="T26">In case of tie between posteriors of each class, I assigned the class of “&lt;50,000” (93.80%) income, as prior of “&lt;50,000” is much more than prior of “&gt;50,000” (6.20%). I understand that this is lready modelled in the posterior calculation. But still the error of misclassification in tie cases will be least ~ 6.20%.</text:span></text:p>
      <text:p text:style-name="P22"><text:span text:style-name="T26"/></text:p>
      <text:p text:style-name="P24">Handling missing entries:</text:p>
      <text:p text:style-name="P26">As we are dealing with missing values only in categorical attributes and each such attribute with missing values has one particular value which is very dominatingly occurring for that attribute. So we can use mode treatment, i.e. assign missing values to the mode of values for that attribute. This is done according to the entire dataset.</text:p>
      <text:p text:style-name="P3"/>
      <text:p text:style-name="P3"/>
      <text:p text:style-name="P3"/>
      <text:p text:style-name="P3"/>
      <text:list xml:id="list8205492950240399478" text:style-name="L2">
        <text:list-item>
          <text:p text:style-name="P4"><text:soft-page-break/></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onospace" svg:font-family="monospace"/>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Abyssinica SIL" svg:font-family="'Abyssinica SIL'" style:font-pitch="variable"/>
    <style:font-face style:name="Century Schoolbook L" svg:font-family="'Century Schoolbook L'" style:font-family-generic="roman" style:font-pitch="variable"/>
    <style:font-face style:name="Liberation Serif" svg:font-family="'Liberation Serif'" style:font-family-generic="roman" style:font-pitch="variable"/>
    <style:font-face style:name="DejaVu Sans Light" svg:font-family="'DejaVu Sans Light'"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09T21:30:58.272715040</meta:creation-date>
    <dc:date>2016-10-09T22:10:43.329573479</dc:date>
    <meta:editing-duration>PT8M24S</meta:editing-duration>
    <meta:editing-cycles>1</meta:editing-cycles>
    <meta:document-statistic meta:table-count="2" meta:image-count="0" meta:object-count="0" meta:page-count="4" meta:paragraph-count="129" meta:word-count="675" meta:character-count="6905" meta:non-whitespace-character-count="5826"/>
    <meta:generator>LibreOffice/5.1.4.2$Linux_X86_64 LibreOffice_project/10m0$Build-2</meta:generator>
  </office:meta>
</office:document-meta>
</file>